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00000002099A0A4DA7EB6FA7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0e784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1" draw:name="Изображение1" text:anchor-type="paragraph" svg:width="1.127cm" svg:height="1.127cm" draw:z-index="0"><draw:image xlink:href="Pictures/10000201000000200000002099A0A4DA7EB6FA76.png" xlink:type="simple" xlink:show="embed" xlink:actuate="onLoad" loext:mime-type="image/png"/></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text:a xlink:type="simple" xlink:href="#__RefHeading___Toc1435_3640565774" text:style-name="Index_20_Link" text:visited-style-name="Index_20_Link">Recommended options.<text:tab/>1</text:a></text:p>
          <text:p text:style-name="P1"><text:a xlink:type="simple" xlink:href="#__RefHeading___Toc1437_3640565774" text:style-name="Index_20_Link" text:visited-style-name="Index_20_Link">Installation<text:tab/>1</text:a></text:p>
          <text:p text:style-name="P1"><text:a xlink:type="simple" xlink:href="#__RefHeading___Toc1439_3640565774" text:style-name="Index_20_Link" text:visited-style-name="Index_20_Link">Agreement.<text:tab/>1</text:a></text:p>
          <text:p text:style-name="P1"><text:a xlink:type="simple" xlink:href="#__RefHeading___Toc1441_3640565774" text:style-name="Index_20_Link" text:visited-style-name="Index_20_Link">Used directories.<text:tab/>1</text:a></text:p>
          <text:p text:style-name="P1"><text:a xlink:type="simple" xlink:href="#__RefHeading___Toc1570_3640565774" text:style-name="Index_20_Link" text:visited-style-name="Index_20_Link">Dynamically loadable libraries.<text:tab/>2</text:a></text:p>
          <text:p text:style-name="P1"><text:a xlink:type="simple" xlink:href="#__RefHeading___Toc1572_3640565774" text:style-name="Index_20_Link" text:visited-style-name="Index_20_Link">Application mshmtovm.<text:tab/>2</text:a></text:p>
          <text:p text:style-name="P1"><text:a xlink:type="simple" xlink:href="#__RefHeading___Toc1574_3640565774" text:style-name="Index_20_Link" text:visited-style-name="Index_20_Link">The mshvmrun application.<text:tab/>2</text:a></text:p>
          <text:p text:style-name="P1"><text:a xlink:type="simple" xlink:href="#__RefHeading___Toc1576_3640565774" text:style-name="Index_20_Link" text:visited-style-name="Index_20_Link">The mshmrun application.<text:tab/>2</text:a></text:p>
          <text:p text:style-name="P1"><text:a xlink:type="simple" xlink:href="#__RefHeading___Toc1578_3640565774" text:style-name="Index_20_Link" text:visited-style-name="Index_20_Link">Application mshsrv.<text:tab/>2</text:a></text:p>
          <text:p text:style-name="P1"><text:a xlink:type="simple" xlink:href="#__RefHeading___Toc1580_3640565774" text:style-name="Index_20_Link" text:visited-style-name="Index_20_Link">Application mshmonc.<text:tab/>3</text:a></text:p>
          <text:p text:style-name="P1"><text:a xlink:type="simple" xlink:href="#__RefHeading___Toc1582_3640565774" text:style-name="Index_20_Link" text:visited-style-name="Index_20_Link">mshclnt application<text:tab/>3</text:a></text:p>
        </text:index-body>
      </text:table-of-content>
      <text:p text:style-name="Title"/>
      <text:p text:style-name="Title">The MSH language programmer's manual.</text:p>
      <text:p text:style-name="Text_20_body"/>
      <text:h text:style-name="Heading_20_1" text:outline-level="1"><text:bookmark-start text:name="__RefHeading___Toc1435_3640565774"/>Recommended options.<text:bookmark-end text:name="__RefHeading___Toc1435_3640565774"/></text:h>
      <text:p text:style-name="Standard">Development was carried out in the system Linux Open SUSE 42.2. But in my view it should work on any 64-bit Linux system. But I can not guarantee it. Some system libraries may be missing.</text:p>
      <text:h text:style-name="Heading_20_1" text:outline-level="1"><text:bookmark-start text:name="__RefHeading___Toc1437_3640565774"/>Installation<text:bookmark-end text:name="__RefHeading___Toc1437_3640565774"/></text:h>
      <text:p text:style-name="Standard">Unzip the installation file to the user directory. All the necessary catalogs are there. The names of many directories are programmatically fixed and cannot be arbitrary. This was done in order to restrict user access to the entire file system. What is important when using the language in browsers.</text:p>
      <text:h text:style-name="Heading_20_1" text:outline-level="1"><text:bookmark-start text:name="__RefHeading___Toc1439_3640565774"/>Agreement.<text:bookmark-end text:name="__RefHeading___Toc1439_3640565774"/></text:h>
      <text:p text:style-name="Standard">Data and programs are located in fixed directories and grouped into libraries by the first 6 characters of the name. Names beginning with <text:span text:style-name="T1">sys</text:span> are reserved by the system. Programmers are advised to call programs and data with the prefix <text:span text:style-name="T1">u</text:span> so that no name collisions occur.</text:p>
      <text:h text:style-name="Heading_20_1" text:outline-level="1"><text:bookmark-start text:name="__RefHeading___Toc1441_3640565774"/>Used directories.<text:bookmark-end text:name="__RefHeading___Toc1441_3640565774"/></text:h>
      <text:p text:style-name="Standard">The system uses the following directories:</text:p>
      <text:p text:style-name="Standard"><text:span text:style-name="T1">Doc</text:span> - contains documentation</text:p>
      <text:p text:style-name="Standard"><text:span text:style-name="T1">dbg</text:span> - global data</text:p>
      <text:p text:style-name="Standard"><text:span text:style-name="T1">dbl</text:span> - contains local data</text:p>
      <text:p text:style-name="Standard"><text:soft-page-break/><text:span text:style-name="T1">dbt</text:span> - temporary application data.</text:p>
      <text:p text:style-name="Standard"><text:span text:style-name="T1">img</text:span> - used pictures,</text:p>
      <text:p text:style-name="Standard"><text:span text:style-name="T1">ini</text:span> - contains ini files</text:p>
      <text:p text:style-name="Standard"><text:span text:style-name="T1">msh</text:span> - source code of programs</text:p>
      <text:p text:style-name="Standard"><text:span text:style-name="T1">mvm</text:span> - Pi - program code,</text:p>
      <text:p text:style-name="Standard"><text:span text:style-name="T1">mav</text:span> - textual representation of Pi program code, may be absent.</text:p>
      <text:p text:style-name="Standard"/>
      <text:h text:style-name="Heading_20_1" text:outline-level="1"><text:bookmark-start text:name="__RefHeading___Toc1570_3640565774"/>Dynamically loadable libraries.<text:bookmark-end text:name="__RefHeading___Toc1570_3640565774"/></text:h>
      <text:p text:style-name="Standard"><text:span text:style-name="T1">libmshDb.so</text:span> - wooden data access library</text:p>
      <text:p text:style-name="Standard"><text:span text:style-name="T1">libmshNet.so</text:span> - network sharing library,</text:p>
      <text:p text:style-name="Standard"><text:span text:style-name="T1">libmshVm.so</text:span> - broadcast and execute MSH programs,</text:p>
      <text:p text:style-name="Standard"><text:span text:style-name="T1">libmshWin.so</text:span> is a library of building screen forms.</text:p>
      <text:p text:style-name="Standard"/>
      <text:h text:style-name="Heading_20_1" text:outline-level="1"><text:bookmark-start text:name="__RefHeading___Toc1572_3640565774"/>Application mshmtovm.<text:bookmark-end text:name="__RefHeading___Toc1572_3640565774"/></text:h>
      <text:p text:style-name="Standard">The <text:span text:style-name="T1">mshmtovm</text:span> application translates the MSH source code into the Pi code of the vertial machine. The source code is taken from the <text:span text:style-name="T1">msh</text:span> directory. The msh directory contains library subdirectories, and there are already programs in them. See examples. The result of the program will be in the <text:span text:style-name="T1">mvm</text:span> directory, also divided into libraries. Or an error message. The application is called with a parameter - the name of the program being broadcast:</text:p>
      <text:p text:style-name="Standard"/>
      <text:p text:style-name="Standard"><text:span text:style-name="T1">./mshmtovm</text:span> <text:span text:style-name="T2">progname</text:span></text:p>
      <text:p text:style-name="Standard"/>
      <text:h text:style-name="Heading_20_1" text:outline-level="1"><text:bookmark-start text:name="__RefHeading___Toc1574_3640565774"/>The mshvmrun application.<text:bookmark-end text:name="__RefHeading___Toc1574_3640565774"/></text:h>
      <text:p text:style-name="Standard">The <text:span text:style-name="T1">mshvmrun</text:span> application executes the Pi code in the virtual MSH machine.</text:p>
      <text:p text:style-name="Standard">The application is called with a parameter - the name of the program being broadcast:</text:p>
      <text:p text:style-name="Standard"/>
      <text:p text:style-name="Standard"><text:span text:style-name="T1">./mshvmrun</text:span> <text:span text:style-name="T2">progname</text:span></text:p>
      <text:p text:style-name="Standard"/>
      <text:h text:style-name="Heading_20_1" text:outline-level="1"><text:bookmark-start text:name="__RefHeading___Toc1576_3640565774"/>The mshmrun application.<text:bookmark-end text:name="__RefHeading___Toc1576_3640565774"/></text:h>
      <text:p text:style-name="Standard">The mshmrun application executes the original MSH program. Pi code is not generated. The application translates and executes the MSH program in the virtual MSH machine.</text:p>
      <text:p text:style-name="Standard">The application is called with a parameter - the name of the program being broadcast:</text:p>
      <text:p text:style-name="Standard"/>
      <text:p text:style-name="Standard"><text:span text:style-name="T1">./mshmrun</text:span> <text:span text:style-name="T2">progname</text:span></text:p>
      <text:p text:style-name="Standard"/>
      <text:h text:style-name="Heading_20_1" text:outline-level="1"><text:bookmark-start text:name="__RefHeading___Toc1578_3640565774"/>Application mshsrv.<text:bookmark-end text:name="__RefHeading___Toc1578_3640565774"/></text:h>
      <text:p text:style-name="Standard">The mshsrv application is an application server. The server starts processes on the socket ports. Each port has its own purpose. The description of the ports is in the <text:span text:style-name="T1">mapPipe.ini</text:span> file which is located in the <text:span text:style-name="T1">ini</text:span> directory of the application. An example of this file:</text:p>
      <text:p text:style-name="Standard">// --- Server ports ---</text:p>
      <text:p text:style-name="Standard">0sup = 61960;</text:p>
      <text:p text:style-name="Standard">1msh = 61962;</text:p>
      <text:p text:style-name="Standard">2vmm = 61964;</text:p>
      <text:p text:style-name="Standard"><text:soft-page-break/>3pim = 61966;</text:p>
      <text:p text:style-name="Standard">4usr = 61970 sysNetUser;</text:p>
      <text:p text:style-name="Standard">4usr = 61972 sysNetUser;</text:p>
      <text:p text:style-name="Standard">4usr = 61974 sysNetUser;</text:p>
      <text:p text:style-name="Standard"/>
      <text:p text:style-name="Standard">Lines beginning with // characters are comments.</text:p>
      <text:p text:style-name="Standard">The first character is the port type. Behind him before the symbol = are symbols explaining the meaning of the port. They are not interpreted and are for explanatory purposes only.</text:p>
      <text:p text:style-name="Standard"/>
      <text:p text:style-name="Standard">0sup = 61960;</text:p>
      <text:p text:style-name="Standard">Port superserver 61960. At this port come server management commands. The mshmonc program must communicate with the server on this particular port. This program manages the server.</text:p>
      <text:p text:style-name="Standard"/>
      <text:p text:style-name="Standard">1msh = 61962;</text:p>
      <text:p text:style-name="Standard">This port contains lines containing msh commands. These strings are translated and executed by the server.</text:p>
      <text:p text:style-name="Standard"/>
      <text:p text:style-name="Standard">2vmm = 61964;</text:p>
      <text:p text:style-name="Standard">On this port come the lines containing the entry point to the program for the virtual machine in the form of mod.lab. This routine is executed by the server.</text:p>
      <text:p text:style-name="Standard"/>
      <text:p text:style-name="Standard">3pim = 61966;</text:p>
      <text:p text:style-name="Standard">This port contains lines containing virtual machine commands. These strings are executed by the server.</text:p>
      <text:p text:style-name="Standard"/>
      <text:p text:style-name="Standard">4usr = 61970 sysNetUser;</text:p>
      <text:p text:style-name="Standard">When the server is initialized, the sysNetUser program is started, which sends strings to port 61970. The exchange protocol in this case is determined by the sysNetUser application and the client that communicates on this port.</text:p>
      <text:p text:style-name="Standard"/>
      <text:p text:style-name="Standard">Such processes can be run any number of any types.</text:p>
      <text:p text:style-name="Standard"/>
      <text:h text:style-name="Heading_20_1" text:outline-level="1"><text:bookmark-start text:name="__RefHeading___Toc1580_3640565774"/>Application mshmonc.<text:bookmark-end text:name="__RefHeading___Toc1580_3640565774"/></text:h>
      <text:p text:style-name="Standard">The mshmonc application manages the server. The graphical interface allows you to guess about the functionality of this program. It displays all running servers and their status. This application allows you to manage these servers.</text:p>
      <text:p text:style-name="Standard">The application is called with the parameter - port number of the superserver and server name:</text:p>
      <text:p text:style-name="Standard"><text:span text:style-name="T1">./mshmonc</text:span> <text:span text:style-name="T2">[port [, host]]</text:span></text:p>
      <text:p text:style-name="Standard">The server name and port are optional parameters. If they are not specified, it is considered that the server is running on the same computer, and the port is assigned by default.</text:p>
      <text:p text:style-name="Standard"/>
      <text:h text:style-name="Heading_20_1" text:outline-level="1"><text:bookmark-start text:name="__RefHeading___Toc1582_3640565774"/><text:span text:style-name="T3">m</text:span>shclnt application<text:bookmark-end text:name="__RefHeading___Toc1582_3640565774"/></text:h>
      <text:p text:style-name="Standard">The <text:span text:style-name="T1">mshclnt</text:span> application is a client application that allows you to work with the server on port 4usr. The program provides an exchange protocol with the <text:span text:style-name="T1">mshsrv</text:span> application server. This program can serve as the basis of the client application.</text:p>
      <text:p text:style-name="Standard">The application is called with a parameter - the name of the main program that ensures the functioning of the application.</text:p>
      <text:p text:style-name="Standard"><text:span text:style-name="T1">./mshclnt</text:span> <text:span text:style-name="T2">progn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12:39:25.795812162</meta:creation-date>
    <dc:date>2019-04-11T14:38:08.221702571</dc:date>
    <meta:editing-duration>PT23M20S</meta:editing-duration>
    <meta:editing-cycles>9</meta:editing-cycles>
    <meta:generator>LibreOffice/6.1.3.2$Linux_X86_64 LibreOffice_project/10$Build-2</meta:generator>
    <meta:document-statistic meta:table-count="0" meta:image-count="1" meta:object-count="0" meta:page-count="3" meta:paragraph-count="78" meta:word-count="836" meta:character-count="5107" meta:non-whitespace-character-count="4349"/>
  </office:meta>
</office:document-meta>
</file>